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lfaen" svg:font-family="Sylfaen" style:font-family-generic="roman" style:font-pitch="variable"/>
  </office:font-face-decls>
  <office:automatic-styles>
    <style:style style:name="P1" style:family="paragraph" style:parent-style-name="Default">
      <style:text-properties fo:language="en" fo:country="US" officeooo:rsid="0011e4d5" officeooo:paragraph-rsid="0011e4d5"/>
    </style:style>
    <style:style style:name="P2" style:family="paragraph" style:parent-style-name="Default">
      <style:text-properties officeooo:paragraph-rsid="0011e4d5"/>
    </style:style>
    <style:style style:name="P3" style:family="paragraph" style:parent-style-name="Standard">
      <style:text-properties fo:language="ka" fo:country="GE" officeooo:rsid="0011e4d5" officeooo:paragraph-rsid="0011e4d5"/>
    </style:style>
    <style:style style:name="P4" style:family="paragraph" style:parent-style-name="Standard">
      <style:text-properties fo:language="en" fo:country="US" officeooo:rsid="0011e4d5" officeooo:paragraph-rsid="0011e4d5"/>
    </style:style>
    <style:style style:name="P5" style:family="paragraph" style:parent-style-name="Standard">
      <style:text-properties fo:language="en" fo:country="US" officeooo:rsid="0011e4d5"/>
    </style:style>
    <style:style style:name="T1" style:family="text">
      <style:text-properties fo:language="ka" fo:country="GE"/>
    </style:style>
    <style:style style:name="T2" style:family="text">
      <style:text-properties fo:font-size="11.5pt" style:font-size-asian="11.5pt"/>
    </style:style>
    <style:style style:name="T3" style:family="text">
      <style:text-properties style:text-line-through-style="none" style:text-line-through-type="none" fo:font-size="11.5pt" style:text-underline-style="none" style:font-size-asian="11.5pt"/>
    </style:style>
    <style:style style:name="T4" style:family="text">
      <style:text-properties style:text-line-through-style="none" style:text-line-through-type="none" fo:font-size="11.5pt" fo:language="ka" fo:country="GE" style:text-underline-style="none" style:font-size-asian="11.5pt"/>
    </style:style>
    <style:style style:name="T5" style:family="text">
      <style:text-properties style:text-line-through-style="none" style:text-line-through-type="none" fo:font-size="11.5pt" fo:language="ka" fo:country="GE" style:text-underline-style="none" officeooo:rsid="0011e4d5" style:font-size-asian="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Base_1 მონაცემთა ბაზაში შექმენით Schema_1, რომელის მფლობელია dbo.</text:p>
      <text:p text:style-name="P4"/>
      <text:p text:style-name="P4">USE Base1;</text:p>
      <text:p text:style-name="P4">GO </text:p>
      <text:p text:style-name="P4">CREATE SCHEMA Schema_1 AUTHORIZATION dbo; </text:p>
      <text:p text:style-name="P4"/>
      <text:p text:style-name="P4"/>
      <text:p text:style-name="P4">2. Base_1 მონაცემთა ბაზაშ შექმენით Schema_2, რომლის მფლობელია User_2.</text:p>
      <text:p text:style-name="P4"/>
      <text:p text:style-name="P4">USE Base1; </text:p>
      <text:p text:style-name="P4">GO </text:p>
      <text:p text:style-name="P4">CREATE SCHEMA Schema_2 AUTHORIZATION User_2; </text:p>
      <text:p text:style-name="P4"/>
      <text:p text:style-name="P4">3. Base_1 მონაცემთა ბაზაში შექმენით Schema_3, რომლის მფლობელია Role_3.</text:p>
      <text:p text:style-name="P4"/>
      <text:p text:style-name="P4">USE Base1; </text:p>
      <text:p text:style-name="P4">GO </text:p>
      <text:p text:style-name="P4">CREATE SCHEMA Schema_3 AUTHORIZATION Role_2; </text:p>
      <text:p text:style-name="P4"/>
      <text:p text:style-name="P4">4. Base_1 მონაცემთა ბაზაშ<text:span text:style-name="T1">ი</text:span> Table_2 გადაიტანეთ dbo სქემიდან Scheme_2 სქემაში.</text:p>
      <text:p text:style-name="P4"/>
      <text:p text:style-name="P4">USE Base<text:span text:style-name="T1">1;</text:span> </text:p>
      <text:p text:style-name="P4">ALTER SCHEMA Schema_2 TRANSFER dbo.Table_2; </text:p>
      <text:p text:style-name="P4"/>
      <text:p text:style-name="P4">5. წაშალეთ Scheme_1 სქემა Base_1 მონაცემთა ბაზიდან.</text:p>
      <text:p text:style-name="P4"/>
      <text:p text:style-name="P4">USE Base<text:span text:style-name="T1">1</text:span>; </text:p>
      <text:p text:style-name="P4">DROP SCHEMA Schema_1; </text:p>
      <text:p text:style-name="P4"/>
      <text:p text:style-name="P4">6. Base_1 მონაცემთა ბაზაში შექმენით Table_3, რომელშიც tableID სვეტი არის პირველადი გასაღები (PRIMARY KEY) და აქვს IDENTITY თვისება. IDENTITY თვისების საწყისი მნიშვნელობა და ინკრემენტი 1-ს ტოლია.</text:p>
      <text:p text:style-name="P4"/>
      <text:p text:style-name="Default"><text:span text:style-name="T2">USE Base1; </text:span><text:span text:style-name="T3"/></text:p>
      <text:p text:style-name="Default"><text:span text:style-name="T3">CREATE TABLE Table_</text:span><text:span text:style-name="T5">3</text:span><text:span text:style-name="T3"> </text:span><text:span text:style-name="T3"/></text:p>
      <text:p text:style-name="Default"><text:span text:style-name="T3">( </text:span><text:span text:style-name="T3"/></text:p>
      <text:p text:style-name="Default"><text:span text:style-name="T4">table</text:span><text:span text:style-name="T5">3</text:span><text:span text:style-name="T4">_ID</text:span><text:span text:style-name="T3"> INT PRIMARY KEY IDENTITY (1,1), </text:span><text:span text:style-name="T3"/></text:p>
      <text:p text:style-name="P4"><text:span text:style-name="T3">); </text:span></text:p>
      <text:p text:style-name="P4"/>
      <text:p text:style-name="P4"/>
      <text:p text:style-name="P4"/>
      <text:p text:style-name="P4"/>
      <text:p text:style-name="P4"/>
      <text:p text:style-name="P4"/>
      <text:p text:style-name="P4"/>
      <text:p text:style-name="P4"/>
      <text:p text:style-name="P4"/>
      <text:p text:style-name="P4"><text:soft-page-break/>7. Base_1 მონაცემთა ბაზაში შექმენით Table_4 დამოკიდებული ცხრილი (FOREIGN KEY ცხრილი), რომელშიც table3_ID სვეტი არის გარე გასაღები (FOREIGN KEY) და მიმართავს Table_3 ცხრილის table3_ID სვეტს (რომელიც არის PRIMARY KEY).</text:p>
      <text:p text:style-name="P1"/>
      <text:p text:style-name="Default"><text:span text:style-name="T3">USE Ba</text:span><text:span text:style-name="T2">se1; </text:span><text:span text:style-name="T3"/></text:p>
      <text:p text:style-name="Default"><text:span text:style-name="T3">CREATE TABLE Table_</text:span><text:span text:style-name="T5">4</text:span><text:span text:style-name="T3"/></text:p>
      <text:p text:style-name="Default"><text:span text:style-name="T3">( </text:span><text:span text:style-name="T3"/></text:p>
      <text:p text:style-name="Default"><text:span text:style-name="T4">table</text:span><text:span text:style-name="T5">4</text:span><text:span text:style-name="T4">_ID</text:span><text:span text:style-name="T3"> INT PRIMARY KEY IDENTITY (1,1), </text:span><text:span text:style-name="T3"/></text:p>
      <text:p text:style-name="Default"><text:span text:style-name="T4">tabl</text:span><text:span text:style-name="T5">3</text:span><text:span text:style-name="T4">_ID</text:span><text:span text:style-name="T3"> INT NULL REFERENCES Table_</text:span><text:span text:style-name="T5">3</text:span><text:span text:style-name="T3">(</text:span><text:span text:style-name="T4">table</text:span><text:span text:style-name="T5">3</text:span><text:span text:style-name="T4">_ID</text:span><text:span text:style-name="T3">), </text:span><text:span text:style-name="T3"/></text:p>
      <text:p text:style-name="Default"><text:span text:style-name="T3">col2 NVARCHAR(20), </text:span><text:span text:style-name="T3"/></text:p>
      <text:p text:style-name="Default"><text:span text:style-name="T3">col3 FLOAT, </text:span><text:span text:style-name="T3"/></text:p>
      <text:p text:style-name="Default"><text:span text:style-name="T3">col4 DATETIME </text:span><text:span text:style-name="T3"/></text:p>
      <text:p text:style-name="P5"><text:span text:style-name="T3">); </text:span><text:span text:style-name="T3"/></text:p>
      <text:p text:style-name="P4"/>
      <text:p text:style-name="P4">8. Base_1 მონაცემთა ბაზაში შექმენით Table_5 ცხრილი, table3_ID სვეტი არის გარე გასაღები (FOREIGN KEY) და მიმართავს Table_3 მთავარი ცხრილის table3_ID სვეტს (PRIMARY KEY). განსაზღვრეთ რეჟიმი, როცა მთავარ ცხრილში სტრიქონის წაშლისას დამოკიდებულ ცხრილშიც წაიშლება შესაბამისი სტრიქონები.</text:p>
      <text:p text:style-name="P4"/>
      <text:p text:style-name="Default"><text:span text:style-name="T2">USE Base1; </text:span><text:span text:style-name="T3"/></text:p>
      <text:p text:style-name="Default"><text:span text:style-name="T3">CREATE TABLE Table_</text:span><text:span text:style-name="T5">5</text:span><text:span text:style-name="T3"/></text:p>
      <text:p text:style-name="Default"><text:span text:style-name="T3">( </text:span><text:span text:style-name="T3"/></text:p>
      <text:p text:style-name="Default"><text:span text:style-name="T4">table</text:span><text:span text:style-name="T5">5</text:span><text:span text:style-name="T4">_ID</text:span><text:span text:style-name="T3"> INT PRIMARY KEY IDENTITY (1,1), </text:span><text:span text:style-name="T3"/></text:p>
      <text:p text:style-name="Default"><text:span text:style-name="T4">table</text:span><text:span text:style-name="T5">3</text:span><text:span text:style-name="T4">_ID</text:span><text:span text:style-name="T3"> INT NULL REFERENCES Table_</text:span><text:span text:style-name="T5">3</text:span><text:span text:style-name="T3">(</text:span><text:span text:style-name="T4">table</text:span><text:span text:style-name="T5">3</text:span><text:span text:style-name="T4">_ID</text:span><text:span text:style-name="T3">) ON DELETE CASCADE, </text:span><text:span text:style-name="T3"/></text:p>
      <text:p text:style-name="Default"><text:span text:style-name="T3">col2 NVARCHAR(20), </text:span><text:span text:style-name="T3"/></text:p>
      <text:p text:style-name="Default"><text:span text:style-name="T3">col3 FLOAT, </text:span><text:span text:style-name="T3"/></text:p>
      <text:p text:style-name="P4"><text:span text:style-name="T3">col4 DATETIME </text:span><text:span text:style-name="T3"/></text:p>
      <text:p text:style-name="P3"><text:span text:style-name="T3">);</text:span></text:p>
      <text:p text:style-name="P4"/>
      <text:p text:style-name="P4"/>
      <text:p text:style-name="P4">9. Base_1 მონაცემთა ბაზაშ შექმენით Table_6 ცხრილი, table3_ID სვეტი არის გარე გასაღები (FOREIGN KEY) და მიმართავს Table_3 ცხრილის table3_ID სვეტს (PRIMARY KEY). განსაზღვრეთ რეჟიმი, როცა მთავარ ცხრილში პირველადი გასაღების მნიშვნელობის შეცვლისას დამოკიდებული ცხრილის შესაბამის სტრიქონებში შეიცვლება გარე გასაღების მნიშვნელობებიც.</text:p>
      <text:p text:style-name="P4"/>
      <text:p text:style-name="P2"><text:span text:style-name="T2">USE Base1; </text:span><text:span text:style-name="T3"/></text:p>
      <text:p text:style-name="P2"><text:span text:style-name="T3">CREATE TABLE Table_</text:span><text:span text:style-name="T5">6</text:span><text:span text:style-name="T3"/></text:p>
      <text:p text:style-name="P2"><text:span text:style-name="T3">( </text:span><text:span text:style-name="T3"/></text:p>
      <text:p text:style-name="P2"><text:span text:style-name="T4">table</text:span><text:span text:style-name="T5">6</text:span><text:span text:style-name="T4">_ID</text:span><text:span text:style-name="T3"> INT PRIMARY KEY IDENTITY (1,1), </text:span><text:span text:style-name="T3"/></text:p>
      <text:p text:style-name="P2"><text:span text:style-name="T4">table</text:span><text:span text:style-name="T5">3</text:span><text:span text:style-name="T4">_ID</text:span><text:span text:style-name="T3"> INT NULL REFERENCES Table_</text:span><text:span text:style-name="T5">3</text:span><text:span text:style-name="T3">(</text:span><text:span text:style-name="T4">table</text:span><text:span text:style-name="T5">3</text:span><text:span text:style-name="T4">_ID</text:span><text:span text:style-name="T3">) ON UPDATE CASCADE <text:s/><text:tab/></text:span><text:span text:style-name="T3"/></text:p>
      <text:p text:style-name="P2"><text:span text:style-name="T3">col2 NVARCHAR(20), </text:span><text:span text:style-name="T3"/></text:p>
      <text:p text:style-name="P2"><text:span text:style-name="T3">col3 FLOAT, </text:span><text:span text:style-name="T3"/></text:p>
      <text:p text:style-name="P4"><text:span text:style-name="T3">col4 DATETIME </text:span><text:span text:style-name="T3"/></text:p>
      <text:p text:style-name="P3"><text:span text:style-name="T3">);</text:span></text:p>
      <text:p text:style-name="P4"/>
      <text:p text:style-name="P4"/>
      <text:p text:style-name="P4"><text:soft-page-break/>10. Base_1 მონაცემთა ბაზაში შექმენით Table_7 ცხრილი, რომლის table3_ID სვეტი გარე გასაღებია (FOREIGN KEY) და მიმართავს Table_3 ცხრილის table3_ID (PRIMARY KEY). განსაზღვრეთ რეჟიმი, როცა მთავარ ცხრილში სტრიქონის წაშლისას დამოკიდებულ ცხრილშიც წაიშლება შესაბამისი სტრიქონები და როცა მთავარ ცხრილში პირველადი გასაღების მნიშვნელობის შეცვლისას დამოკიდებული ცხრილის შესაბამის სტრიქონებში შეიცვლება გარე გასაღების მნიშვნელობებიც.</text:p>
      <text:p text:style-name="P4"/>
      <text:p text:style-name="P2"><text:span text:style-name="T2">USE Base1; </text:span><text:span text:style-name="T3"/></text:p>
      <text:p text:style-name="P2"><text:span text:style-name="T3">CREATE TABLE Table_</text:span><text:span text:style-name="T5">7</text:span><text:span text:style-name="T3"/></text:p>
      <text:p text:style-name="P2"><text:span text:style-name="T3">( </text:span><text:span text:style-name="T3"/></text:p>
      <text:p text:style-name="P2"><text:span text:style-name="T4">table</text:span><text:span text:style-name="T5">7</text:span><text:span text:style-name="T4">_ID</text:span><text:span text:style-name="T3"> INT PRIMARY KEY IDENTITY (1,1), </text:span><text:span text:style-name="T3"/></text:p>
      <text:p text:style-name="P2"><text:span text:style-name="T4">table</text:span><text:span text:style-name="T5">3</text:span><text:span text:style-name="T4">_ID</text:span><text:span text:style-name="T3"> INT NULL REFERENCES Table_</text:span><text:span text:style-name="T5">3</text:span><text:span text:style-name="T3">(</text:span><text:span text:style-name="T4">table</text:span><text:span text:style-name="T5">3</text:span><text:span text:style-name="T4">_ID</text:span><text:span text:style-name="T3">) ON UPDATE CASCADE <text:s/></text:span><text:span text:style-name="T3"/></text:p>
      <text:p text:style-name="P2"><text:span text:style-name="T3"><text:tab/><text:tab/><text:tab/><text:tab/><text:tab/><text:tab/><text:tab/> <text:s text:c="7"/>ON DELETE CASCADE, </text:span><text:span text:style-name="T3"/></text:p>
      <text:p text:style-name="P2"><text:span text:style-name="T3">col2 NVARCHAR(20), </text:span><text:span text:style-name="T3"/></text:p>
      <text:p text:style-name="P2"><text:span text:style-name="T3">col3 FLOAT, </text:span><text:span text:style-name="T3"/></text:p>
      <text:p text:style-name="P4"><text:span text:style-name="T3">col4 DATETIME </text:span></text:p>
      <text:p text:style-name="P3"><text:span text:style-name="T3">);</text:span></text:p>
      <text:p text:style-name="P4"/>
      <text:p text:style-name="P4"/>
      <text:p text:style-name="P4">11. Base_1 მონაცემთა ბაზაში შექმენით Product მთავარი ცხრილი და Sales დამოკიდებული ცხრილი.</text:p>
      <text:p text:style-name="P4">USE Base1;</text:p>
      <text:p text:style-name="P4">CREATE TABLE Procut</text:p>
      <text:p text:style-name="P4">(</text:p>
      <text:p text:style-name="P4"><text:s/>P_ID INT PRIMARY KEY IDENTITY(1, 1)</text:p>
      <text:p text:style-name="P4">)</text:p>
      <text:p text:style-name="P4"/>
      <text:p text:style-name="P4">CREATE TABLE Sales</text:p>
      <text:p text:style-name="P4">(</text:p>
      <text:p text:style-name="P4"><text:s text:c="2"/>S_ID INT PRIMARY KEY IDENTITY(1, 1)</text:p>
      <text:p text:style-name="P4"><text:s text:c="2"/>P_ID INT NULL REFERENCES Prod(P_ID)</text:p>
      <text:p text:style-name="P4">)</text:p>
      <text:p text:style-name="P4"/>
      <text:p text:style-name="P4">12. Base_1 მონაცემთა ბაზაში წაშალეთ Table_6 ცხრილი.</text:p>
      <text:p text:style-name="P4"><text:tab/>USE Base1;</text:p>
      <text:p text:style-name="P4"><text:tab/><text:span text:style-name="T2">DROP TABLE Table_6 </text:span></text:p>
      <text:p text:style-name="P4"/>
      <text:p text:style-name="P4"/>
      <text:p text:style-name="P4">13. Base_1 მონაცემთა ბაზაში Table_3 ცხრილს დაუმატეთ ახალი 'column_c' სვეტი, რომლის ტიპია NVARCHAR და შეიძლება შეიცავდეს NULL მნიშვნელობას.</text:p>
      <text:p text:style-name="P4"/>
      <text:p text:style-name="P4">USE Base1;</text:p>
      <text:p text:style-name="P4"><text:span text:style-name="T2">ALTER TABLE Table_3 ADD column_c NVARCHAR(15) NULL ; </text:span></text:p>
      <text:p text:style-name="P4"/>
      <text:p text:style-name="P4"/>
      <text:p text:style-name="P4"/>
      <text:p text:style-name="P4"/>
      <text:p text:style-name="P4"><text:soft-page-break/>14. Base1 მონაცემთა ბაზაში Table_3 ცხრილში შეცვალეთ 'col_4' სვეტის ტიპი. ახალი ტიპია DECIMAL (7, 1).</text:p>
      <text:p text:style-name="P4"/>
      <text:p text:style-name="Default"><text:span text:style-name="T2">USE Base1; </text:span><text:span text:style-name="T3"/></text:p>
      <text:p text:style-name="P4"><text:span text:style-name="T3">ALTER TABLE Table_3 ALTER COLUMN col4 DECIMAL (7, 1); </text:span></text:p>
      <text:p text:style-name="P4"/>
      <text:p text:style-name="P4">15. Base_1 მონაცემთა ბაზაში წაშალეთ Table_3 ცხრილის 'column_b' სვეტი.</text:p>
      <text:p text:style-name="Default"><text:span text:style-name="T2"/></text:p>
      <text:p text:style-name="Default"><text:span text:style-name="T2">USE Base1; </text:span><text:span text:style-name="T3"/></text:p>
      <text:p text:style-name="P4"><text:span text:style-name="T3">ALTER TABLE Table_3 DROP COLUMN column_b; </text:span></text:p>
      <text:p text:style-name="P4"/>
      <text:p text:style-name="P4">16. Base_1 მონაცემთა ბაზაშ სახელი შეუცვალეთ Table_8 ცხრილის სახელი. ახალი სახელია Table_81.</text:p>
      <text:p text:style-name="Default"><text:span text:style-name="T2">USE Base1; </text:span><text:span text:style-name="T3"/></text:p>
      <text:p text:style-name="P4"><text:span text:style-name="T3">sp_rename 'Table_8', 'Table_81'; </text:span></text:p>
      <text:p text:style-name="P4"/>
      <text:p text:style-name="P4">17. Base_1 მონაცემთა ბაზაში Table_3 ცხრილის 'col_4' სვეტს ახალი სახელი დაარქვით. ახალი სახელია 'col_55'.</text:p>
      <text:p text:style-name="Default"><text:span text:style-name="T2">USE Base1; </text:span><text:span text:style-name="T3"/></text:p>
      <text:p text:style-name="P4"><text:span text:style-name="T3">sp_rename 'Table_3.col4_ID', 'col_55’; </text:span></text:p>
      <text:p text:style-name="P4"/>
      <text:p text:style-name="P4">18. გამოიყანეთ ინფორმაცია Base_1 მონაცემთა ბაზის Table_4 ცხრილის შესახებ.</text:p>
      <text:p text:style-name="Default"><text:span text:style-name="T2">USE Base1; </text:span><text:span text:style-name="T3"/></text:p>
      <text:p text:style-name="P4"><text:span text:style-name="T3">EXEC sp_help'Table_4'; </text:span></text:p>
      <text:p text:style-name="P4">19. <text:span text:style-name="T1">გამოიტანეთ</text:span> ინფორმაცია Base_1 მონაცემთა ბაზის Table_4 ცხრილზე დამოკიდებული ობიექტების შესახებ. 6</text:p>
      <text:p text:style-name="Default"><text:span text:style-name="T2"/></text:p>
      <text:p text:style-name="Default"><text:span text:style-name="T2">USE Base1; </text:span><text:span text:style-name="T3"/></text:p>
      <text:p text:style-name="P4"><text:span text:style-name="T3">EXEC sp_depends 'Table_4'; </text:span></text:p>
      <text:p text:style-name="P4"><text:span text:style-name="T3"/></text:p>
      <text:p text:style-name="P4">20. გამოიტანეთ ინფორმაცია დამოკიდებული ცხრილების შესახებ, მთავარი ცხრილია Base_1 მონაცემთა ბაზის Table_3 (PK_Table).</text:p>
      <text:p text:style-name="P4"/>
      <text:p text:style-name="Default"><text:span text:style-name="T2">USE Base1; </text:span><text:span text:style-name="T3"/></text:p>
      <text:p text:style-name="P4"><text:span text:style-name="T3">EXEC sp_fkeys @pktable_name = N'Table_3'; </text:span></text:p>
      <text:p text:style-name="P4"/>
      <text:p text:style-name="P4">21. გამოიტანეთ ინფორმაცია მთავარი ცხრილების შესახებ, დამოკიდებული ცხრილია Base_1 მონაცემთა ბაზის Table_5 (FK_Table) ცხრილი.</text:p>
      <text:p text:style-name="Default"><text:span text:style-name="T2">USE Base1; </text:span><text:span text:style-name="T3"/></text:p>
      <text:p text:style-name="P4"><text:span text:style-name="T3">EXEC sp_fkeys @fktable_name = N' Table_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lfaen" svg:font-family="Sylfae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Sylfaen" fo:font-family="Sylfae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0T19:40:00</meta:creation-date>
    <meta:initial-creator>Roman Samkharadze</meta:initial-creator>
    <dc:date>2023-04-08T20:56:22.409000000</dc:date>
    <meta:editing-duration>PT2H27M3S</meta:editing-duration>
    <meta:editing-cycles>1</meta:editing-cycles>
    <meta:document-statistic meta:table-count="0" meta:image-count="0" meta:object-count="0" meta:page-count="4" meta:paragraph-count="106" meta:word-count="611" meta:character-count="4585" meta:non-whitespace-character-count="3990"/>
    <meta:generator>LibreOffice/7.5.1.2$Windows_X86_64 LibreOffice_project/fcbaee479e84c6cd81291587d2ee68cba099e129</meta:generator>
  </office:meta>
</office:document-meta>
</file>